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1,166,523,555.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1,125,685,185.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1,061,640,740.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997,007,925.9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911,497,407.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842,620,111.1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799,882,259.3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778,655,925.9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771,013,259.3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771,275,555.6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825,976,037.0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758,683,592.6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698,700,666.7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695,555,555.6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599,118,592.6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591,018,407.4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540,336,925.9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520,444,185.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520,044,370.4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482,009,370.4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445,903,592.6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392,190,592.6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366,911,444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/00/0000</text:date>, <text:time style:data-style-name="N2" text:time-value="12:11:46.548137376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4T13:34:24.019767035</dc:date>
    <meta:editing-duration>PT2H26M35S</meta:editing-duration>
    <meta:editing-cycles>67</meta:editing-cycles>
    <meta:generator>LibreOffice/7.2.6.2$Linux_X86_64 LibreOffice_project/20$Build-2</meta:generator>
    <meta:document-statistic meta:table-count="1" meta:cell-count="48" meta:object-count="0"/>
  </office:meta>
</office:document-meta>
</file>